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paragraph-properties>
      <style:text-properties officeooo:rsid="00124ad4" officeooo:paragraph-rsid="00124ad4"/>
    </style:style>
    <style:style style:name="P2" style:family="paragraph" style:parent-style-name="Standard">
      <style:text-properties officeooo:rsid="00124ad4" officeooo:paragraph-rsid="00124ad4"/>
    </style:style>
    <style:style style:name="P3" style:family="paragraph" style:parent-style-name="Standard">
      <style:text-properties officeooo:paragraph-rsid="00124ad4"/>
    </style:style>
    <style:style style:name="P4" style:family="paragraph" style:parent-style-name="Standard">
      <style:text-properties officeooo:paragraph-rsid="00128999"/>
    </style:style>
    <style:style style:name="P5" style:family="paragraph" style:parent-style-name="Standard">
      <style:text-properties officeooo:rsid="00167c6f" officeooo:paragraph-rsid="00167c6f"/>
    </style:style>
    <style:style style:name="P6" style:family="paragraph" style:parent-style-name="Standard">
      <style:text-properties officeooo:rsid="0018f1c7" officeooo:paragraph-rsid="0018f1c7"/>
    </style:style>
    <style:style style:name="P7" style:family="paragraph" style:parent-style-name="Standard">
      <style:text-properties officeooo:rsid="001caf46" officeooo:paragraph-rsid="001caf46"/>
    </style:style>
    <style:style style:name="P8" style:family="paragraph" style:parent-style-name="Standard">
      <style:text-properties officeooo:rsid="001f7821" officeooo:paragraph-rsid="001f7821"/>
    </style:style>
    <style:style style:name="P9" style:family="paragraph" style:parent-style-name="Footer">
      <style:paragraph-properties fo:text-align="start" style:justify-single-word="false"/>
    </style:style>
    <style:style style:name="P10" style:family="paragraph" style:parent-style-name="Title">
      <style:text-properties officeooo:rsid="001dcd93" officeooo:paragraph-rsid="001dcd93"/>
    </style:style>
    <style:style style:name="P11" style:family="paragraph" style:parent-style-name="Standard">
      <style:text-properties officeooo:rsid="00167c6f" officeooo:paragraph-rsid="00209eae"/>
    </style:style>
    <style:style style:name="P12" style:family="paragraph" style:parent-style-name="Standard" style:list-style-name="L1">
      <style:text-properties officeooo:rsid="00209eae" officeooo:paragraph-rsid="00209eae"/>
    </style:style>
    <style:style style:name="P13" style:family="paragraph" style:parent-style-name="Standard">
      <style:text-properties officeooo:rsid="00209eae" officeooo:paragraph-rsid="00209eae"/>
    </style:style>
    <style:style style:name="P14" style:family="paragraph" style:parent-style-name="Standard">
      <style:text-properties officeooo:rsid="001f3b31" officeooo:paragraph-rsid="0017ae2e"/>
    </style:style>
    <style:style style:name="P15" style:family="paragraph" style:parent-style-name="Standard">
      <style:text-properties officeooo:rsid="0021c354" officeooo:paragraph-rsid="0021c354"/>
    </style:style>
    <style:style style:name="P16" style:family="paragraph" style:parent-style-name="Standard" style:list-style-name="L3">
      <style:text-properties officeooo:rsid="0021c354" officeooo:paragraph-rsid="0021c354"/>
    </style:style>
    <style:style style:name="P17" style:family="paragraph" style:parent-style-name="Standard">
      <style:text-properties officeooo:rsid="0017ae2e" officeooo:paragraph-rsid="0017ae2e"/>
    </style:style>
    <style:style style:name="P18" style:family="paragraph" style:parent-style-name="Standard">
      <style:text-properties officeooo:rsid="00229d3f" officeooo:paragraph-rsid="00229d3f"/>
    </style:style>
    <style:style style:name="P19" style:family="paragraph" style:parent-style-name="Standard">
      <style:text-properties officeooo:rsid="0025f482" officeooo:paragraph-rsid="0025f482"/>
    </style:style>
    <style:style style:name="P20" style:family="paragraph" style:parent-style-name="Standard">
      <style:text-properties fo:font-weight="bold" officeooo:rsid="0025f482" officeooo:paragraph-rsid="0025f482" style:font-weight-asian="bold" style:font-weight-complex="bold"/>
    </style:style>
    <style:style style:name="P21" style:family="paragraph" style:parent-style-name="Standard">
      <style:text-properties fo:font-style="normal" fo:font-weight="bold" officeooo:rsid="0025f482" officeooo:paragraph-rsid="0025f482" style:font-style-asian="normal" style:font-weight-asian="bold" style:font-style-complex="normal" style:font-weight-complex="bold"/>
    </style:style>
    <style:style style:name="P22" style:family="paragraph" style:parent-style-name="Text_20_body">
      <style:text-properties officeooo:rsid="00247193" officeooo:paragraph-rsid="00247193"/>
    </style:style>
    <style:style style:name="P23" style:family="paragraph" style:parent-style-name="Heading_20_1">
      <style:text-properties officeooo:paragraph-rsid="00229d3f"/>
    </style:style>
    <style:style style:name="T1" style:family="text">
      <style:text-properties officeooo:rsid="0014aa64"/>
    </style:style>
    <style:style style:name="T2" style:family="text">
      <style:text-properties officeooo:rsid="00128999"/>
    </style:style>
    <style:style style:name="T3" style:family="text">
      <style:text-properties officeooo:rsid="001caf46"/>
    </style:style>
    <style:style style:name="T4" style:family="text">
      <style:text-properties officeooo:rsid="001f3b31"/>
    </style:style>
    <style:style style:name="T5" style:family="text">
      <style:text-properties officeooo:rsid="001f7821"/>
    </style:style>
    <style:style style:name="T6" style:family="text">
      <style:text-properties officeooo:rsid="00209eae"/>
    </style:style>
    <style:style style:name="T7" style:family="text">
      <style:text-properties officeooo:rsid="0021c354"/>
    </style:style>
    <style:style style:name="T8" style:family="text">
      <style:text-properties officeooo:rsid="0022ca9b"/>
    </style:style>
    <style:style style:name="T9" style:family="text">
      <style:text-properties officeooo:rsid="00247193"/>
    </style:style>
    <style:style style:name="T10" style:family="text">
      <style:text-properties officeooo:rsid="0025f4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0"><text:span text:style-name="T6">5</text:span>) <text:span text:style-name="T6">Personenverwaltung</text:span></text:p>
      <text:p text:style-name="P2"/>
      <text:h text:style-name="Heading_20_1" text:outline-level="1">Zusammenfassung der Problemstellung</text:h>
      <text:p text:style-name="P11">Das Programm soll <text:span text:style-name="T6">eine einfache Personenverwaltung simulieren. Dem Benutzer stehen jederzeit 5 Programmoptionen zur Verfügung: </text:span></text:p>
      <text:list xml:id="list7300712086776741363" text:style-name="L1">
        <text:list-item>
          <text:p text:style-name="P12">Neue Person hinzufügen</text:p>
        </text:list-item>
        <text:list-item>
          <text:p text:style-name="P12">Bestehende Person löschen</text:p>
        </text:list-item>
        <text:list-item>
          <text:p text:style-name="P12">Liste mit allen erfassten Personen anzeigen</text:p>
        </text:list-item>
        <text:list-item>
          <text:p text:style-name="P12">Liste löschen</text:p>
        </text:list-item>
        <text:list-item>
          <text:p text:style-name="P12">Programm beenden</text:p>
        </text:list-item>
      </text:list>
      <text:p text:style-name="P13">Das Programm läuft also solange, bis der Benutzer das Programm beendet.</text:p>
      <text:p text:style-name="P3"/>
      <text:h text:style-name="Heading_20_1" text:outline-level="1">Lösungsvarianten</text:h>
      <text:p text:style-name="P18">In einer while-Schleife werden mit einem switch-Statement die Inputs des Benutzers entgegengenommen. Die Schleife läuft solange, bis der Benutzer das Programm mittels Eingabe von ‚E‘ (End) beendet.</text:p>
      <text:p text:style-name="P18"/>
      <text:p text:style-name="P18">Für das Speichern der Personendaten werden 2 structs definiert: ListElement und Person, wobei ListElement jeweils die Person und den Verweis auf das nächste ListElement speichert. Die Daten werden also in einer einfach verketteten Liste gespeichert. Das letzte Element zeigt wieder auf das Startelement, so dass ein Ring entsteht.</text:p>
      <text:p text:style-name="P18"/>
      <text:p text:style-name="P18">Mit dieser Lösung ist es möglich, beliebig viele Personendaten zu speichern, solange genügend Speicherplatz zur Verfügung steht. Der Speicher wird dabei dynamisch mittels malloc alloziert und beim Löschen eines Datensatzes auch wieder freigegeben.</text:p>
      <text:h text:style-name="P23" text:outline-level="1"><text:line-break/>Modulübersicht </text:h>
      <text:p text:style-name="P15">Das Programm ist von seiner Funktionalität her zu gross, um alle benötigten Bausteine in eine Quellcode-Datei zu packen. Wir entscheiden uns für die in der Aufgabenstellung vorgeschlagene Variante der Aufteilung in 3 Quellcode- und 2 Headerdateien:</text:p>
      <text:list xml:id="list7099500258804892453" text:style-name="L3">
        <text:list-item>
          <text:p text:style-name="P16">main.c</text:p>
        </text:list-item>
        <text:list-item>
          <text:p text:style-name="P16">list.c</text:p>
        </text:list-item>
        <text:list-item>
          <text:p text:style-name="P16">list.h</text:p>
        </text:list-item>
        <text:list-item>
          <text:p text:style-name="P16">person.c</text:p>
        </text:list-item>
        <text:list-item>
          <text:p text:style-name="P16">person.h</text:p>
        </text:list-item>
      </text:list>
      <text:p text:style-name="P5"/>
      <text:p text:style-name="P17">Globale Variablen: <text:span text:style-name="T7">ListElement le</text:span></text:p>
      <text:p text:style-name="P15">Structs: ListElement, Person</text:p>
      <text:p text:style-name="P14"><text:soft-page-break/></text:p>
      <text:p text:style-name="P4"/>
      <text:h text:style-name="Heading_20_1" text:outline-level="1">Programmablauf</text:h>
      <text:p text:style-name="P6">Main &gt; <text:span text:style-name="T4">Benutzer hat hier die Wahl zwischen den 5 Programmfunktionen &gt; Durch Einlesen des eingegebenen Zeichens wird die entsprechende Funktion (alle Hauptfunktionen befinden sich in list.c) aufgerufen &gt; Die Funktion wird abgearbeitet und ruft allenfalls Hilfsfunktionen aus person.c auf</text:span> &gt; <text:span text:style-name="T8">Das Programm kehrt zu main zurück &gt; dies wird so fortgesetzt bis der Benutzer das </text:span>Programm <text:span text:style-name="T8">mit der entsprechenden Eingabe</text:span> terminiert</text:p>
      <text:h text:style-name="Heading_20_1" text:outline-level="1"><text:line-break/><text:span text:style-name="T2">Tests</text:span></text:h>
      <text:p text:style-name="P22">Es wurden 3 Tests geschrieben. Die 2 ersten Tests simulieren jeweils eine Abfolge von User-Eingaben: Einfügen von Personendaten, Löschen von Personendaten und Anzeigen der Liste. Beim zweiten Test wird vor der Anzeige die Liste gelöscht. So können alle Programmfunktionen getestet werden.</text:p>
      <text:p text:style-name="P22">Beim dritten Test wird die Hilfsmethode comparePerson getestet. Hierbei handelt es sich um einen klassischen UnitTest.</text:p>
      <text:p text:style-name="P8"><text:span text:style-name="T9">Allen 3 Tests liefen </text:span>erfolgreich durch.</text:p>
      <text:p text:style-name="P4"/>
      <text:h text:style-name="Heading_20_1" text:outline-level="1">Erkenntnisse</text:h>
      <text:p text:style-name="P7">Das Programm läuft fehlerfrei. Weitere Implementationen <text:span text:style-name="T5">wie z.B. die Erweiterung der erfassten Personendaten (z.B. Adresse, Telefonnummer) oder das Editieren bereits erfasster Daten wären ohne grossen Aufwand möglich.</text:span></text:p>
      <text:p text:style-name="P2"/>
      <text:h text:style-name="Heading_20_1" text:outline-level="1">Anhang <text:span text:style-name="T3">A</text:span>: Quelltext <text:span text:style-name="T10">Personenverwaltung</text:span></text:h>
      <text:p text:style-name="P2"/>
      <text:p text:style-name="P20">Main.c</text:p>
      <text:p text:style-name="P19"/>
      <text:p text:style-name="P19">/* ----------------------------------------------------------------------------</text:p>
      <text:p text:style-name="P19"><text:s/>* -- <text:s/>_____ <text:s text:c="6"/>______ <text:s/>_____ <text:s text:c="45"/>-</text:p>
      <text:p text:style-name="P19"><text:s/>* -- |_ <text:s text:c="2"/>_| <text:s text:c="4"/>| <text:s/>____|/ ____| <text:s text:c="44"/>-</text:p>
      <text:p text:style-name="P19"><text:s/>* -- <text:s text:c="2"/>| | <text:s/>_ __ | |__ <text:s/>| (___ <text:s text:c="3"/>Institute of Embedded Systems <text:s text:c="13"/>-</text:p>
      <text:p text:style-name="P19"><text:s/>* -- <text:s text:c="2"/>| | | '_ \| <text:s/>__| <text:s/>\___ \ <text:s text:c="2"/>Zuercher Hochschule Winterthur <text:s text:c="12"/>-</text:p>
      <text:p text:style-name="P19"><text:s/>* -- <text:s/>_| |_| | | | |____ ____) | <text:s/>(University of Applied Sciences) <text:s text:c="10"/>-</text:p>
      <text:p text:style-name="P19"><text:s/>* -- |_____|_| |_|______|_____/ <text:s text:c="2"/>8401 Winterthur, Switzerland <text:s text:c="14"/>-</text:p>
      <text:p text:style-name="P19"><text:s/>* ----------------------------------------------------------------------------</text:p>
      <text:p text:style-name="P19"><text:s/>*/</text:p>
      <text:p text:style-name="P19">/**</text:p>
      <text:p text:style-name="P19"><text:s/>* @file</text:p>
      <text:p text:style-name="P19"><text:soft-page-break/><text:s/>* @brief program to store person data in a list, providing the options to</text:p>
      <text:p text:style-name="P19"><text:s/>* <text:s text:c="7"/>insert and remove persons and to show and clear the list.</text:p>
      <text:p text:style-name="P19"><text:s/>*/</text:p>
      <text:p text:style-name="P19">#include &lt;stdio.h&gt;</text:p>
      <text:p text:style-name="P19">#include &lt;stdlib.h&gt;</text:p>
      <text:p text:style-name="P19">#include &lt;string.h&gt;</text:p>
      <text:p text:style-name="P19">#include &lt;list.h&gt;</text:p>
      <text:p text:style-name="P19">#include &lt;person.h&gt;</text:p>
      <text:p text:style-name="P19"/>
      <text:p text:style-name="P19">ListElement le;</text:p>
      <text:p text:style-name="P19"/>
      <text:p text:style-name="P19">int main(void)</text:p>
      <text:p text:style-name="P19">{</text:p>
      <text:p text:style-name="P19"><text:s text:c="4"/>le.next = &amp;le;</text:p>
      <text:p text:style-name="P19"><text:s text:c="4"/>char inputChar = ' ';</text:p>
      <text:p text:style-name="P19"><text:s text:c="4"/>while (inputChar != 'E') {</text:p>
      <text:p text:style-name="P19"><text:s text:c="8"/>(void)printf("I(nsert), R(emove), S(how), C(lear), E(nd):\n");</text:p>
      <text:p text:style-name="P19"><text:s text:c="8"/>(void)scanf(" %c", &amp;inputChar);</text:p>
      <text:p text:style-name="P19"><text:s text:c="8"/>switch(inputChar) {</text:p>
      <text:p text:style-name="P19"><text:s text:c="12"/>case 'I': (void)insertPerson();</text:p>
      <text:p text:style-name="P19"><text:s text:c="12"/>break;</text:p>
      <text:p text:style-name="P19"><text:s text:c="12"/>case 'R': (void)removePerson();</text:p>
      <text:p text:style-name="P19"><text:s text:c="12"/>break;</text:p>
      <text:p text:style-name="P19"><text:s text:c="12"/>case 'S': (void)showList();</text:p>
      <text:p text:style-name="P19"><text:s text:c="12"/>break;</text:p>
      <text:p text:style-name="P19"><text:s text:c="12"/>case 'C': (void)clearList();</text:p>
      <text:p text:style-name="P19"><text:s text:c="12"/>break;</text:p>
      <text:p text:style-name="P19"><text:s text:c="8"/>}</text:p>
      <text:p text:style-name="P19"><text:s text:c="4"/>}</text:p>
      <text:p text:style-name="P19">}</text:p>
      <text:p text:style-name="P19"/>
      <text:p text:style-name="P20">list.c</text:p>
      <text:p text:style-name="P19"/>
      <text:p text:style-name="P19">#include &lt;list.h&gt;</text:p>
      <text:p text:style-name="P19"/>
      <text:p text:style-name="P19">/*</text:p>
      <text:p text:style-name="P19">** function to insert a new person to the list.</text:p>
      <text:p text:style-name="P19">**</text:p>
      <text:p text:style-name="P19">*/</text:p>
      <text:p text:style-name="P19">void insertPerson(void) { <text:s/></text:p>
      <text:p text:style-name="P19"><text:s text:c="4"/>// create new person</text:p>
      <text:p text:style-name="P19"><text:s text:c="4"/>Person newPerson = createPerson();</text:p>
      <text:p text:style-name="P19"><text:s text:c="4"/>// go to correct position in the list</text:p>
      <text:p text:style-name="P19"><text:s text:c="4"/>ListElement *pointer = &amp;le;</text:p>
      <text:p text:style-name="P19"><text:s text:c="4"/>while (pointer-&gt;next != &amp;le &amp;&amp; </text:p>
      <text:p text:style-name="P19"><text:s text:c="11"/>comparePerson(newPerson, pointer-&gt;next-&gt;content) &gt; 0 ) {</text:p>
      <text:p text:style-name="P19"><text:s text:c="8"/>pointer=pointer-&gt;next;</text:p>
      <text:p text:style-name="P19"><text:s text:c="4"/>} </text:p>
      <text:p text:style-name="P19"><text:soft-page-break/><text:s text:c="4"/>// create new list element and point it to the new person</text:p>
      <text:p text:style-name="P19"><text:s text:c="4"/>ListElement *temp = pointer-&gt;next;</text:p>
      <text:p text:style-name="P19"><text:s text:c="4"/>pointer-&gt;next = malloc(sizeof(ListElement));</text:p>
      <text:p text:style-name="P19"><text:s text:c="4"/>pointer=pointer-&gt;next;</text:p>
      <text:p text:style-name="P19"><text:s text:c="4"/>pointer-&gt;content = newPerson;</text:p>
      <text:p text:style-name="P19"><text:s text:c="4"/>pointer-&gt;next = temp; <text:s text:c="4"/></text:p>
      <text:p text:style-name="P19"><text:s text:c="4"/>// print out info on newly added person</text:p>
      <text:p text:style-name="P19"><text:s text:c="4"/>(void)printf("Person added successfully: %s %s, %d\n", </text:p>
      <text:p text:style-name="P19"><text:s text:c="17"/>newPerson.name, newPerson.firstname, newPerson.age);</text:p>
      <text:p text:style-name="P19">}</text:p>
      <text:p text:style-name="P19"/>
      <text:p text:style-name="P19">/*</text:p>
      <text:p text:style-name="P19">** function to remove a person from the list.</text:p>
      <text:p text:style-name="P19">**</text:p>
      <text:p text:style-name="P19">*/</text:p>
      <text:p text:style-name="P19">void removePerson(void) {</text:p>
      <text:p text:style-name="P19"><text:s text:c="4"/>// create person object with the attributes of the person that </text:p>
      <text:p text:style-name="P19"><text:s text:c="4"/>// shall be removed. <text:s/></text:p>
      <text:p text:style-name="P19"><text:s text:c="4"/>Person to_remove = createPerson();</text:p>
      <text:p text:style-name="P19"><text:s text:c="4"/>// go through the list and look for a match.</text:p>
      <text:p text:style-name="P19"><text:s text:c="4"/>ListElement *pointer = &amp;le;</text:p>
      <text:p text:style-name="P19"><text:s text:c="4"/>int success = 0;</text:p>
      <text:p text:style-name="P19"><text:s text:c="5"/>while (pointer-&gt;next != &amp;le &amp;&amp; success != 1) {</text:p>
      <text:p text:style-name="P19"/>
      <text:p text:style-name="P19"><text:s text:c="8"/>if (strcmp(to_remove.name, pointer-&gt;next-&gt;content.name) == 0 &amp;&amp; </text:p>
      <text:p text:style-name="P19"><text:s text:c="12"/>strcmp(to_remove.firstname, pointer-&gt;next-&gt;content.firstname) == 0 &amp;&amp;</text:p>
      <text:p text:style-name="P19"><text:s text:c="12"/>to_remove.age == pointer-&gt;next-&gt;content.age) {</text:p>
      <text:p text:style-name="P19"><text:s text:c="12"/>ListElement *tmp = pointer-&gt;next;</text:p>
      <text:p text:style-name="P19"><text:s text:c="12"/>pointer-&gt;next = pointer-&gt;next-&gt;next;</text:p>
      <text:p text:style-name="P19"><text:s text:c="12"/>free(tmp);</text:p>
      <text:p text:style-name="P19"><text:s text:c="12"/>success = 1; <text:s text:c="7"/></text:p>
      <text:p text:style-name="P19"><text:s text:c="8"/>}</text:p>
      <text:p text:style-name="P19"><text:s text:c="8"/>pointer=pointer-&gt;next;</text:p>
      <text:p text:style-name="P19"><text:s text:c="4"/>} </text:p>
      <text:p text:style-name="P19"><text:s text:c="4"/>// print out a message whether person was removed or not found.</text:p>
      <text:p text:style-name="P19"><text:s text:c="4"/>if (success == 1) {</text:p>
      <text:p text:style-name="P19"><text:s text:c="8"/>(void)printf("Person removed successfully\n");</text:p>
      <text:p text:style-name="P19"><text:s text:c="4"/>} else {</text:p>
      <text:p text:style-name="P19"><text:s text:c="8"/>(void)printf("Couldn't find specified Person\n");</text:p>
      <text:p text:style-name="P19"><text:s text:c="4"/>}</text:p>
      <text:p text:style-name="P19">}</text:p>
      <text:p text:style-name="P19"/>
      <text:p text:style-name="P19">/*</text:p>
      <text:p text:style-name="P19">** function to print out all persons stored in the list.</text:p>
      <text:p text:style-name="P19">*/</text:p>
      <text:p text:style-name="P19">void showList(void) {</text:p>
      <text:p text:style-name="P19"><text:s text:c="4"/>ListElement *pointer = &amp;le;</text:p>
      <text:p text:style-name="P19"><text:s text:c="4"/>printf("Erfasste Personen: \n");</text:p>
      <text:p text:style-name="P19"><text:soft-page-break/><text:tab/>printf("--------------------------------------------------------\n");</text:p>
      <text:p text:style-name="P19"><text:s text:c="4"/>while (pointer-&gt;next != &amp;le) {</text:p>
      <text:p text:style-name="P19"><text:s text:c="8"/>pointer = pointer-&gt;next;</text:p>
      <text:p text:style-name="P19"><text:s text:c="8"/>printPerson(pointer-&gt;content);</text:p>
      <text:p text:style-name="P19"><text:s text:c="8"/></text:p>
      <text:p text:style-name="P19"><text:s text:c="4"/>}</text:p>
      <text:p text:style-name="P19">}</text:p>
      <text:p text:style-name="P19"/>
      <text:p text:style-name="P19">/*</text:p>
      <text:p text:style-name="P19">** function to delete all persons stored in the list.</text:p>
      <text:p text:style-name="P19">*/</text:p>
      <text:p text:style-name="P19">void clearList(void) {</text:p>
      <text:p text:style-name="P19"><text:s text:c="5"/>ListElement *pointer = &amp;le;</text:p>
      <text:p text:style-name="P19"><text:s text:c="5"/>while (pointer-&gt;next != &amp;le) {</text:p>
      <text:p text:style-name="P19"><text:s text:c="8"/>ListElement *tmp = pointer-&gt;next;</text:p>
      <text:p text:style-name="P19"><text:s text:c="8"/>pointer-&gt;next = pointer-&gt;next-&gt;next;</text:p>
      <text:p text:style-name="P19"><text:s text:c="8"/>free(tmp);</text:p>
      <text:p text:style-name="P19"><text:s text:c="5"/>}</text:p>
      <text:p text:style-name="P19"><text:s text:c="4"/>(void)printf("List cleared successfully\n");</text:p>
      <text:p text:style-name="P19">}</text:p>
      <text:p text:style-name="P19"/>
      <text:p text:style-name="P20">list.h</text:p>
      <text:p text:style-name="P19"/>
      <text:p text:style-name="P19">#ifndef LIST_H</text:p>
      <text:p text:style-name="P19">#define LIST_H</text:p>
      <text:p text:style-name="P19"/>
      <text:p text:style-name="P19">#include &lt;stdio.h&gt;</text:p>
      <text:p text:style-name="P19">#include &lt;stdlib.h&gt;</text:p>
      <text:p text:style-name="P19">#include &lt;string.h&gt;</text:p>
      <text:p text:style-name="P19">#include &lt;person.h&gt;</text:p>
      <text:p text:style-name="P19"/>
      <text:p text:style-name="P19">typedef struct LE ListElement;</text:p>
      <text:p text:style-name="P19"/>
      <text:p text:style-name="P19">struct LE {</text:p>
      <text:p text:style-name="P19"><text:s text:c="4"/>Person content;</text:p>
      <text:p text:style-name="P19"><text:s text:c="4"/>ListElement *next;</text:p>
      <text:p text:style-name="P19">};</text:p>
      <text:p text:style-name="P19"/>
      <text:p text:style-name="P19">ListElement le;</text:p>
      <text:p text:style-name="P19"/>
      <text:p text:style-name="P19">void insertPerson(void);</text:p>
      <text:p text:style-name="P19">void removePerson(void);</text:p>
      <text:p text:style-name="P19">void showList(void);</text:p>
      <text:p text:style-name="P19">void clearList(void);</text:p>
      <text:p text:style-name="P19"/>
      <text:p text:style-name="P19"/>
      <text:p text:style-name="P19"/>
      <text:p text:style-name="P19">#endif</text:p>
      <text:p text:style-name="P20"><text:soft-page-break/>person.c</text:p>
      <text:p text:style-name="P19"/>
      <text:p text:style-name="P19">#include &lt;string.h&gt;</text:p>
      <text:p text:style-name="P19">#include &lt;person.h&gt;</text:p>
      <text:p text:style-name="P19"/>
      <text:p text:style-name="P19">/*</text:p>
      <text:p text:style-name="P19">** function to compare if two given persons have the same attribute values.</text:p>
      <text:p text:style-name="P19">** @param Person a, Person b</text:p>
      <text:p text:style-name="P19">** @return int match</text:p>
      <text:p text:style-name="P19">*/</text:p>
      <text:p text:style-name="P19">int comparePerson(const Person a, const Person b) {</text:p>
      <text:p text:style-name="P19"><text:s text:c="4"/>int match = strcmp(a.name, b.name);</text:p>
      <text:p text:style-name="P19"><text:s text:c="4"/>if (match == 0) {</text:p>
      <text:p text:style-name="P19"><text:s text:c="8"/>match = strcmp(a.firstname, b.firstname);</text:p>
      <text:p text:style-name="P19"><text:s text:c="4"/>} </text:p>
      <text:p text:style-name="P19"><text:s text:c="4"/>if (match == 0) {</text:p>
      <text:p text:style-name="P19"><text:s text:c="8"/>match = a.age - b.age;</text:p>
      <text:p text:style-name="P19"><text:s text:c="4"/>}</text:p>
      <text:p text:style-name="P19"><text:s text:c="4"/>return match;</text:p>
      <text:p text:style-name="P19">} <text:s text:c="2"/></text:p>
      <text:p text:style-name="P19"/>
      <text:p text:style-name="P19">/*</text:p>
      <text:p text:style-name="P19">** function to create a new person according to user input.</text:p>
      <text:p text:style-name="P19">*/</text:p>
      <text:p text:style-name="P19">Person createPerson() {</text:p>
      <text:p text:style-name="P19"><text:s text:c="4"/>Person newPerson;</text:p>
      <text:p text:style-name="P19"><text:s text:c="4"/>(void)printf("Name: ");</text:p>
      <text:p text:style-name="P19"><text:s text:c="4"/>(void)scanf("%s", newPerson.name);</text:p>
      <text:p text:style-name="P19"><text:s text:c="4"/>(void)printf("Firstname: ");</text:p>
      <text:p text:style-name="P19"><text:s text:c="4"/>(void)scanf("%s", newPerson.firstname);</text:p>
      <text:p text:style-name="P19"><text:s text:c="4"/>(void)printf("Age: ");</text:p>
      <text:p text:style-name="P19"><text:s text:c="4"/>(void)scanf("%d", &amp;newPerson.age);</text:p>
      <text:p text:style-name="P19"><text:s text:c="4"/>return newPerson;</text:p>
      <text:p text:style-name="P19">} </text:p>
      <text:p text:style-name="P19"/>
      <text:p text:style-name="P19">/*</text:p>
      <text:p text:style-name="P19">** function to print out a given persons attributes.</text:p>
      <text:p text:style-name="P19">** @param Person person</text:p>
      <text:p text:style-name="P19">*/</text:p>
      <text:p text:style-name="P19">void printPerson(const Person person) {</text:p>
      <text:p text:style-name="P19"><text:s text:c="4"/>printf("%s %s, %d\n", person.name, person.firstname, person.age);</text:p>
      <text:p text:style-name="P19">}</text:p>
      <text:p text:style-name="P19"/>
      <text:p text:style-name="P21">person.h</text:p>
      <text:p text:style-name="P19"/>
      <text:p text:style-name="P19">#ifndef PERSON_H</text:p>
      <text:p text:style-name="P19">#define PERSON_H</text:p>
      <text:p text:style-name="P19"/>
      <text:p text:style-name="P19"><text:soft-page-break/>#include &lt;stdio.h&gt;</text:p>
      <text:p text:style-name="P19"/>
      <text:p text:style-name="P19">typedef struct {</text:p>
      <text:p text:style-name="P19"><text:s text:c="4"/>char name[20];</text:p>
      <text:p text:style-name="P19"><text:s text:c="4"/>char firstname[20];</text:p>
      <text:p text:style-name="P19"><text:s text:c="4"/>unsigned age;</text:p>
      <text:p text:style-name="P19">} Person;</text:p>
      <text:p text:style-name="P19"/>
      <text:p text:style-name="P19">int comparePerson(Person a, Person b);</text:p>
      <text:p text:style-name="P19">Person createPerson();</text:p>
      <text:p text:style-name="P19">void printPerson(const Person person);</text:p>
      <text:p text:style-name="P19"/>
      <text:p text:style-name="P19"/>
      <text:p text:style-name="P19">#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4ad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4pt"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paragraph-properties>
      <style:text-properties officeooo:rsid="00124ad4" officeooo:paragraph-rsid="00124ad4"/>
    </style:style>
    <style:style style:name="MP2" style:family="paragraph" style:parent-style-name="Footer">
      <style:paragraph-properties fo:text-align="start" style:justify-single-word="false"/>
    </style:style>
    <style:style style:name="MT1" style:family="text">
      <style:text-properties officeooo:rsid="00209eae"/>
    </style:style>
    <style:style style:name="MT2" style:family="text">
      <style:text-properties officeooo:rsid="0014aa6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GC Selbststudium Aufgabe <text:span text:style-name="MT1">5</text:span><text:tab/><text:tab/><text:tab/><text:tab/><text:tab/> <text:s text:c="3"/>Anna Kälin, Thomas Stettler<text:tab/></text:p>
      </style:header>
      <style:footer>
        <text:p text:style-name="MP2"><text:span text:style-name="MT2">Seite</text:span> <text:page-number text:select-page="current">7</text:page-number><text:tab/><text:tab/><text:span text:style-name="MT2">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3:29:46.840727360</meta:creation-date>
    <meta:generator>LibreOffice/5.1.6.2$Linux_X86_64 LibreOffice_project/10m0$Build-2</meta:generator>
    <dc:date>2017-10-08T20:26:21.497339821</dc:date>
    <meta:editing-duration>PT5H5M35S</meta:editing-duration>
    <meta:editing-cycles>18</meta:editing-cycles>
    <meta:document-statistic meta:table-count="0" meta:image-count="0" meta:object-count="0" meta:page-count="7" meta:paragraph-count="221" meta:word-count="1025" meta:character-count="8037" meta:non-whitespace-character-count="6435"/>
  </office:meta>
</office:document-meta>
</file>